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.00408242288206761" calcext:value-type="float">
            <text:p>0,004082422882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00436170227910365" calcext:value-type="float">
            <text:p>0,004361702279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00467010024163233" calcext:value-type="float">
            <text:p>0,004670100241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0.00484675287228765" calcext:value-type="float">
            <text:p>0,004846752872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0.00502715856249537" calcext:value-type="float">
            <text:p>0,00502715856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0.00512525577424389" calcext:value-type="float">
            <text:p>0,005125255774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0.00504191196901163" calcext:value-type="float">
            <text:p>0,005041911969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0.00534616862444803" calcext:value-type="float">
            <text:p>0,005346168624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00554961033535658" calcext:value-type="float">
            <text:p>0,005549610335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.00568303807323617" calcext:value-type="float">
            <text:p>0,005683038073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0.00575564036319781" calcext:value-type="float">
            <text:p>0,005755640363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0.00598392991666008" calcext:value-type="float">
            <text:p>0,00598392991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0.00574243994684115" calcext:value-type="float">
            <text:p>0,005742439946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0.00572574530262537" calcext:value-type="float">
            <text:p>0,005725745302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float" office:value="0.00564563689355896" calcext:value-type="float">
            <text:p>0,005645636893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0.00557847006915595" calcext:value-type="float">
            <text:p>0,005578470069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0.00552320950264325" calcext:value-type="float">
            <text:p>0,005523209502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0.00537231062546808" calcext:value-type="float">
            <text:p>0,005372310625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0.00534992168400041" calcext:value-type="float">
            <text:p>0,005349921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float" office:value="0.0054478894799023" calcext:value-type="float">
            <text:p>0,005447889479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0.00528754324592285" calcext:value-type="float">
            <text:p>0,0052875432459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0.0052476831651596" calcext:value-type="float">
            <text:p>0,005247683165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0.00531510882125588" calcext:value-type="float">
            <text:p>0,005315108821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float" office:value="0.00536027495173112" calcext:value-type="float">
            <text:p>0,0053602749517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0.00535302766431962" calcext:value-type="float">
            <text:p>0,005353027664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0.00550962083874669" calcext:value-type="float">
            <text:p>0,0055096208387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0.00567579078582467" calcext:value-type="float">
            <text:p>0,0056757907858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0.00587237345686162" calcext:value-type="float">
            <text:p>0,0058723734568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0.00583587818811085" calcext:value-type="float">
            <text:p>0,005835878188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0.00589139758631681" calcext:value-type="float">
            <text:p>0,0058913975863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0.00592970467692046" calcext:value-type="float">
            <text:p>0,005929704676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0.00597888269864135" calcext:value-type="float">
            <text:p>0,005978882698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0.00598509465927978" calcext:value-type="float">
            <text:p>0,00598509465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0.00597797678771492" calcext:value-type="float">
            <text:p>0,0059779767877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float" office:value="0.00621804318322087" calcext:value-type="float">
            <text:p>0,0062180431832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0.00636389484237732" calcext:value-type="float">
            <text:p>0,0063638948423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0.00658597243520116" calcext:value-type="float">
            <text:p>0,006585972435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0.00703724549241371" calcext:value-type="float">
            <text:p>0,0070372454924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float" office:value="0.00741552801212471" calcext:value-type="float">
            <text:p>0,0074155280121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0.00773531456915718" calcext:value-type="float">
            <text:p>0,0077353145691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0.00808331378075584" calcext:value-type="float">
            <text:p>0,0080833137807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.00856499956192736" calcext:value-type="float">
            <text:p>0,0085649995619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0.00879950107602806" calcext:value-type="float">
            <text:p>0,008799501076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0.00886175009825898" calcext:value-type="float">
            <text:p>0,0088617500982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0.00896256504278682" calcext:value-type="float">
            <text:p>0,0089625650427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float" office:value="0.00883211386937981" calcext:value-type="float">
            <text:p>0,008832113869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0.00852552772870401" calcext:value-type="float">
            <text:p>0,008525527728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0.00840374741702147" calcext:value-type="float">
            <text:p>0,008403747417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0.00815475132809777" calcext:value-type="float">
            <text:p>0,0081547513280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0.00799466392581159" calcext:value-type="float">
            <text:p>0,0079946639258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0.00769131318130164" calcext:value-type="float">
            <text:p>0,0076913131813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0.00757458008763782" calcext:value-type="float">
            <text:p>0,0075745800876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0.00751388405556651" calcext:value-type="float">
            <text:p>0,007513884055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0.00733567843475157" calcext:value-type="float">
            <text:p>0,0073356784347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0.00711903630748636" calcext:value-type="float">
            <text:p>0,0071190363074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0.00713844868448145" calcext:value-type="float">
            <text:p>0,0071384486844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float" office:value="0.00659179614829969" calcext:value-type="float">
            <text:p>0,00659179614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0.00640789623023286" calcext:value-type="float">
            <text:p>0,0064078962302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0.00613638178399486" calcext:value-type="float">
            <text:p>0,0061363817839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float" office:value="0.00610169833709696" calcext:value-type="float">
            <text:p>0,0061016983370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0.00593294007308631" calcext:value-type="float">
            <text:p>0,0059329400730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float" office:value="0.00586797331807607" calcext:value-type="float">
            <text:p>0,0058679733180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float" office:value="0.00565003703234451" calcext:value-type="float">
            <text:p>0,0056500370323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float" office:value="0.00527201334432678" calcext:value-type="float">
            <text:p>0,005272013344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float" office:value="0.00511619666497952" calcext:value-type="float">
            <text:p>0,005116196664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0.00490796656774551" calcext:value-type="float">
            <text:p>0,004907966567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float" office:value="0.00485736497171164" calcext:value-type="float">
            <text:p>0,0048573649717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float" office:value="0.00481996379203443" calcext:value-type="float">
            <text:p>0,0048199637920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float" office:value="0.00444828148050176" calcext:value-type="float">
            <text:p>0,0044482814805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float" office:value="0.00427124060230653" calcext:value-type="float">
            <text:p>0,004271240602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0.00444504608433591" calcext:value-type="float">
            <text:p>0,0044450460843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float" office:value="0.00460319224892258" calcext:value-type="float">
            <text:p>0,0046031922489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float" office:value="0.00417896710365653" calcext:value-type="float">
            <text:p>0,0041789671036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float" office:value="0.003838344595316" calcext:value-type="float">
            <text:p>0,0038383445953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float" office:value="0.00399454952220317" calcext:value-type="float">
            <text:p>0,0039945495222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float" office:value="0.00364176192427905" calcext:value-type="float">
            <text:p>0,0036417619242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float" office:value="0.00348633349247169" calcext:value-type="float">
            <text:p>0,0034863334924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0.00289891496460024" calcext:value-type="float">
            <text:p>0,00289891496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float" office:value="0.0026345183899271" calcext:value-type="float">
            <text:p>0,0026345183899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float" office:value="0.00325894984993585" calcext:value-type="float">
            <text:p>0,003258949849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float" office:value="0.00170583027448195" calcext:value-type="float">
            <text:p>0,0017058302744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float" office:value="0.00199649826602178" calcext:value-type="float">
            <text:p>0,0019964982660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float" office:value="0.0023153789121278" calcext:value-type="float">
            <text:p>0,0023153789121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float" office:value="0.0022642596527074" calcext:value-type="float">
            <text:p>0,002264259652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0.00203118171291967" calcext:value-type="float">
            <text:p>0,002031181712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0.00184831712162592" calcext:value-type="float">
            <text:p>0,0018483171216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0.00170544202694205" calcext:value-type="float">
            <text:p>0,0017054420269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float" office:value="0.00150407096957964" calcext:value-type="float">
            <text:p>0,001504070969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0.00126892237624577" calcext:value-type="float">
            <text:p>0,0012689223762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float" office:value="0.00107233970520882" calcext:value-type="float">
            <text:p>0,0010723397052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float" office:value="0.000868639162606999" calcext:value-type="float">
            <text:p>0,0008686391626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float" office:value="0.000685515739619976" calcext:value-type="float">
            <text:p>0,000685515739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0.000529957891965981" calcext:value-type="float">
            <text:p>0,0005299578919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float" office:value="0.000412060055682462" calcext:value-type="float">
            <text:p>0,0004120600556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float" office:value="0.000301538922657078" calcext:value-type="float">
            <text:p>0,0003015389226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float" office:value="0.00021159490924649" calcext:value-type="float">
            <text:p>0,0002115949092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float" office:value="0.00014391042145694" calcext:value-type="float">
            <text:p>0,0001439104214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float" office:value="0.000111685875645089" calcext:value-type="float">
            <text:p>0,0001116858756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float" office:value="0.0000660020817833089" calcext:value-type="float">
            <text:p>6,60020817833089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float" office:value="0.0000447778829353429" calcext:value-type="float">
            <text:p>4,47778829353429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0.0000522840020401114" calcext:value-type="float">
            <text:p>5,22840020401114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.00387289862636726" calcext:value-type="float">
            <text:p>0,003872898626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00413755403273367" calcext:value-type="float">
            <text:p>0,004137554032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0.00438059699271221" calcext:value-type="float">
            <text:p>0,004380596992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0460849829863457" calcext:value-type="float">
            <text:p>0,004608498298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0.00472536080814502" calcext:value-type="float">
            <text:p>0,004725360808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0.00479356295932111" calcext:value-type="float">
            <text:p>0,004793562959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0.00475176164085834" calcext:value-type="float">
            <text:p>0,004751761640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0.0050341470182136" calcext:value-type="float">
            <text:p>0,005034147018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.00522607071877173" calcext:value-type="float">
            <text:p>0,005226070718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.00531989720758134" calcext:value-type="float">
            <text:p>0,005319897207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0.00534539212936822" calcext:value-type="float">
            <text:p>0,005345392129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0.0056248009422509" calcext:value-type="float">
            <text:p>0,005624800942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0.00535703955556528" calcext:value-type="float">
            <text:p>0,0053570395555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float" office:value="0.00535742780310518" calcext:value-type="float">
            <text:p>0,005357427803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0.00525596577934417" calcext:value-type="float">
            <text:p>0,005255965779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0.00521558803519438" calcext:value-type="float">
            <text:p>0,005215588035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0.00505407705859523" calcext:value-type="float">
            <text:p>0,0050540770585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0.00488971893337012" calcext:value-type="float">
            <text:p>0,004889718933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0.00485348249631262" calcext:value-type="float">
            <text:p>0,0048534824963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float" office:value="0.00498742789757875" calcext:value-type="float">
            <text:p>0,004987427897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0.00492802602397377" calcext:value-type="float">
            <text:p>0,004928026023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0.00479395120686101" calcext:value-type="float">
            <text:p>0,0047939512068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0.00499622817514985" calcext:value-type="float">
            <text:p>0,004996228175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0.0049922162839042" calcext:value-type="float">
            <text:p>0,0049922162839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0.00513806794306065" calcext:value-type="float">
            <text:p>0,0051380679430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0.00532157961358758" calcext:value-type="float">
            <text:p>0,005321579613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0.00552942146328168" calcext:value-type="float">
            <text:p>0,0055294214632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0.00573376908511667" calcext:value-type="float">
            <text:p>0,00573376908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0.00572302756984606" calcext:value-type="float">
            <text:p>0,0057230275698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0.00583134863347866" calcext:value-type="float">
            <text:p>0,0058313486334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0.0059039509234403" calcext:value-type="float">
            <text:p>0,00590395092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0.00604954375090348" calcext:value-type="float">
            <text:p>0,006049543750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0.00600929542260033" calcext:value-type="float">
            <text:p>0,0060092954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float" office:value="0.00622399631216603" calcext:value-type="float">
            <text:p>0,0062239963121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0.00637761292212052" calcext:value-type="float">
            <text:p>0,0063776129221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0.00653627675009373" calcext:value-type="float">
            <text:p>0,006536276750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0.00676223681831659" calcext:value-type="float">
            <text:p>0,0067622368183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float" office:value="0.00713120139706995" calcext:value-type="float">
            <text:p>0,007131201397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 office:value-type="float" office:value="0.00738653886247871" calcext:value-type="float">
            <text:p>0,0073865388624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float" office:value="0.00779872833400781" calcext:value-type="float">
            <text:p>0,007798728334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0.00798431065808087" calcext:value-type="float">
            <text:p>0,007984310658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.00837708775261488" calcext:value-type="float">
            <text:p>0,0083770877526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float" office:value="0.00850624476755555" calcext:value-type="float">
            <text:p>0,008506244767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  <table:table-cell office:value-type="float" office:value="0.00863967250543514" calcext:value-type="float">
            <text:p>0,0086396725054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float" office:value="0.0086017536623714" calcext:value-type="float">
            <text:p>0,0086017536623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float" office:value="0.0084957620839782" calcext:value-type="float">
            <text:p>0,0084957620839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office:value-type="float" office:value="0.00827174325345485" calcext:value-type="float">
            <text:p>0,008271743253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float" office:value="0.00811980904950661" calcext:value-type="float">
            <text:p>0,008119809049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float" office:value="0.00787288361412905" calcext:value-type="float">
            <text:p>0,0078728836141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0.00777349224391419" calcext:value-type="float">
            <text:p>0,007773492243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0.00753381409594813" calcext:value-type="float">
            <text:p>0,007533814095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</text:p>
          </table:table-cell>
          <table:table-cell office:value-type="float" office:value="0.00740310409084785" calcext:value-type="float">
            <text:p>0,0074031040908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0.00747596521250276" calcext:value-type="float">
            <text:p>0,0074759652125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0.00726165257047696" calcext:value-type="float">
            <text:p>0,0072616525704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float" office:value="0.00719785055808643" calcext:value-type="float">
            <text:p>0,0071978505580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float" office:value="0.00720923915259021" calcext:value-type="float">
            <text:p>0,00720923915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float" office:value="0.00683276845473208" calcext:value-type="float">
            <text:p>0,0068327684547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</text:p>
          </table:table-cell>
          <table:table-cell office:value-type="float" office:value="0.00667630469615165" calcext:value-type="float">
            <text:p>0,0066763046961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float" office:value="0.00652488815558994" calcext:value-type="float">
            <text:p>0,006524888155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float" office:value="0.00652152334357746" calcext:value-type="float">
            <text:p>0,0065215233435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float" office:value="0.00642006131981645" calcext:value-type="float">
            <text:p>0,0064200613198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float" office:value="0.00630721070155166" calcext:value-type="float">
            <text:p>0,006307210701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0.00614867628942508" calcext:value-type="float">
            <text:p>0,0061486762894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office:value-type="float" office:value="0.00576689954185496" calcext:value-type="float">
            <text:p>0,0057668995418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float" office:value="0.00562428327886436" calcext:value-type="float">
            <text:p>0,0056242832788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0.00547830220386128" calcext:value-type="float">
            <text:p>0,0054783022038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office:value-type="float" office:value="0.00541618259747699" calcext:value-type="float">
            <text:p>0,0054161825974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float" office:value="0.0053971584680218" calcext:value-type="float">
            <text:p>0,005397158468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float" office:value="0.00507905431699558" calcext:value-type="float">
            <text:p>0,0050790543169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0.00494277943049004" calcext:value-type="float">
            <text:p>0,00494277943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0.00514699763647839" calcext:value-type="float">
            <text:p>0,005146997636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float" office:value="0.00546251347057194" calcext:value-type="float">
            <text:p>0,0054625134705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office:value-type="float" office:value="0.0049144373600772" calcext:value-type="float">
            <text:p>0,0049144373600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  <table:table-cell office:value-type="float" office:value="0.00461173369480042" calcext:value-type="float">
            <text:p>0,00461173369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float" office:value="0.00482112853465413" calcext:value-type="float">
            <text:p>0,0048211285346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0.00451247174043219" calcext:value-type="float">
            <text:p>0,0045124717404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office:value-type="float" office:value="0.004328701238212" calcext:value-type="float">
            <text:p>0,0043287012382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0.00363179690408823" calcext:value-type="float">
            <text:p>0,0036317969040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</text:p>
          </table:table-cell>
          <table:table-cell office:value-type="float" office:value="0.00339949545938031" calcext:value-type="float">
            <text:p>0,003399495459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float" office:value="0.00414946029062399" calcext:value-type="float">
            <text:p>0,00414946029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0.00231227293180859" calcext:value-type="float">
            <text:p>0,0023122729318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</text:p>
          </table:table-cell>
          <table:table-cell office:value-type="float" office:value="0.00279344104959358" calcext:value-type="float">
            <text:p>0,002793441049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float" office:value="0.00330502189133754" calcext:value-type="float">
            <text:p>0,0033050218913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</text:p>
          </table:table-cell>
          <table:table-cell office:value-type="float" office:value="0.00348698057170486" calcext:value-type="float">
            <text:p>0,0034869805717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office:value-type="float" office:value="0.00317444130208389" calcext:value-type="float">
            <text:p>0,0031744413020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office:value-type="float" office:value="0.00297824687858684" calcext:value-type="float">
            <text:p>0,0029782468785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</text:p>
          </table:table-cell>
          <table:table-cell office:value-type="float" office:value="0.0028983973012137" calcext:value-type="float">
            <text:p>0,0028983973012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office:value-type="float" office:value="0.0026711430745245" calcext:value-type="float">
            <text:p>0,0026711430745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office:value-type="float" office:value="0.00237542786496595" calcext:value-type="float">
            <text:p>0,0023754278649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0.00217638629284295" calcext:value-type="float">
            <text:p>0,0021763862928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0.00177416184150467" calcext:value-type="float">
            <text:p>0,001774161841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office:value-type="float" office:value="0.00152516575258097" calcext:value-type="float">
            <text:p>0,0015251657525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float" office:value="0.0012396743949065" calcext:value-type="float">
            <text:p>0,0012396743949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office:value-type="float" office:value="0.00106793956642327" calcext:value-type="float">
            <text:p>0,0010679395664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office:value-type="float" office:value="0.000826708428297603" calcext:value-type="float">
            <text:p>0,0008267084282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float" office:value="0.000627149192788069" calcext:value-type="float">
            <text:p>0,000627149192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office:value-type="float" office:value="0.000462661651716332" calcext:value-type="float">
            <text:p>0,0004626616517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office:value-type="float" office:value="0.000337904775561215" calcext:value-type="float">
            <text:p>0,0003379047755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office:value-type="float" office:value="0.000231654365474751" calcext:value-type="float">
            <text:p>0,0002316543654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office:value-type="float" office:value="0.000167981768930853" calcext:value-type="float">
            <text:p>0,000167981768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0.00027565575333029" calcext:value-type="float">
            <text:p>0,00027565575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09:44.572851462</meta:creation-date>
    <dc:date>2020-08-10T11:11:20.819733776</dc:date>
    <meta:editing-duration>PT1M36S</meta:editing-duration>
    <meta:editing-cycles>1</meta:editing-cycles>
    <meta:document-statistic meta:table-count="1" meta:cell-count="606" meta:object-count="0"/>
    <meta:generator>LibreOffice/6.0.7.3$Linux_X86_64 LibreOffice_project/00m0$Build-3</meta:generator>
  </office:meta>
</office:document-meta>
</file>